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rtedMapDecorator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AbstractSortedMap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AbstractSortedMapDecorator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ortedMapDecorator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